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327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2.96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 fo:font-style="italic" style:font-style-asian="italic" style:font-style-complex="italic"/>
    </style:style>
    <style:style style:name="ce2" style:family="table-cell" style:parent-style-name="Default">
      <style:text-properties fo:language="en" fo:country="US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253" table:default-cell-style-name="ce2"/>
        <table:table-row table:style-name="ro1">
          <table:table-cell office:value-type="string">
            <text:p>Numeric literals</text:p>
          </table:table-cell>
          <table:table-cell table:formula="oooc:=1.21" office:value-type="float" office:value="1.21">
            <text:p>1,21</text:p>
          </table:table-cell>
          <table:table-cell table:formula="oooc:=1.234E+021" office:value-type="float" office:value="1.234E+021">
            <text:p>1,23400E+021</text:p>
          </table:table-cell>
          <table:table-cell table:number-columns-repeated="253"/>
        </table:table-row>
        <table:table-row table:style-name="ro1">
          <table:table-cell office:value-type="string">
            <text:p>String literals</text:p>
          </table:table-cell>
          <table:table-cell table:formula="oooc:=&quot;text&quot;" office:value-type="string" office:string-value="text">
            <text:p>text</text:p>
          </table:table-cell>
          <table:table-cell table:formula="oooc:=&quot;текст&quot;" office:value-type="string" office:string-value="текст">
            <text:p>текст</text:p>
          </table:table-cell>
          <table:table-cell table:formula="oooc:=&quot;&lt; '&amp;&quot;&quot;#![]&gt;&quot;" office:value-type="string" office:string-value="&lt; '&amp;&quot;#![]&gt;">
            <text:p>&lt; '&amp;"#![]&gt;</text:p>
          </table:table-cell>
          <table:table-cell table:number-columns-repeated="252"/>
        </table:table-row>
        <table:table-row table:style-name="ro1">
          <table:table-cell office:value-type="string">
            <text:p>Function with literals</text:p>
          </table:table-cell>
          <table:table-cell table:formula="oooc:=SUM(1;2;3)" office:value-type="float" office:value="6">
            <text:p>6</text:p>
          </table:table-cell>
          <table:table-cell table:number-columns-repeated="254"/>
        </table:table-row>
        <table:table-row table:style-name="ro1">
          <table:table-cell office:value-type="string">
            <text:p>Function with cell references</text:p>
          </table:table-cell>
          <table:table-cell table:formula="oooc:=PRODUCT([.$B$1];[.C1])" office:value-type="float" office:value="1.49314E+021">
            <text:p>1,49314E+021</text:p>
          </table:table-cell>
          <table:table-cell table:number-columns-repeated="254"/>
        </table:table-row>
        <table:table-row table:style-name="ro1" table:number-rows-repeated="6553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21">21.08.2008</text:date>, <text:time>15:5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2-27T15:24:04</meta:creation-date>
    <dc:date>2008-08-21T15:56:58</dc:date>
    <meta:editing-cycles>5</meta:editing-cycles>
    <meta:editing-duration>PT14M29S</meta:editing-duration>
    <meta:user-defined meta:name="Info 1"/>
    <meta:user-defined meta:name="Info 2"/>
    <meta:user-defined meta:name="Info 3"/>
    <meta:user-defined meta:name="Info 4"/>
    <meta:document-statistic meta:table-count="1" meta:cell-count="11"/>
  </office:meta>
</office:document-meta>
</file>